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fo:padding="0cm" fo:border-left="none" fo:border-right="none" fo:border-top="0.018cm solid #b3b3b3" fo:border-bottom="none" style:shadow="none"/>
    </style:style>
    <style:style style:name="P2" style:family="paragraph" style:parent-style-name="Text_20_body">
      <style:paragraph-properties fo:text-align="start" style:justify-single-word="false" fo:padding="0cm" fo:border="none" style:shadow="none"/>
    </style:style>
    <style:style style:name="P3" style:family="paragraph" style:parent-style-name="Heading">
      <style:paragraph-properties fo:text-align="center" style:justify-single-word="false"/>
    </style:style>
    <style:style style:name="P4" style:family="paragraph" style:parent-style-name="Text_20_body" style:list-style-name="L1">
      <style:paragraph-properties fo:text-align="start" style:justify-single-word="false" fo:padding="0cm" fo:border="none" style:shadow="none"/>
    </style:style>
    <style:style style:name="P5" style:family="paragraph" style:parent-style-name="Text_20_body" style:list-style-name="L2">
      <style:paragraph-properties fo:text-align="start" style:justify-single-word="false"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otizen zu Enum-Types und Enum-Values</text:p>
      <text:p text:style-name="P1"/>
      <text:p text:style-name="P1"/>
      <text:p text:style-name="P1">TODOs:</text:p>
      <text:list xml:id="list36184460" text:style-name="L1">
        <text:list-item>
          <text:p text:style-name="P4">EnumType Editor entwickeln (Vorbild PolicyCmptEditor)</text:p>
        </text:list-item>
        <text:list-item>
          <text:p text:style-name="P4">EnumValues Editor entwickeln (Vorbild TableContentsEditor)</text:p>
        </text:list-item>
        <text:list-item>
          <text:p text:style-name="P4">Unterscheidung in Modellseitig und Produktseitig definierte EnumTypes bzw. EnumValues</text:p>
        </text:list-item>
        <text:list-item>
          <text:p text:style-name="P4">Generator erweitern um die Generierung von Konfigurationsseitig definierten EnumValues</text:p>
        </text:list-item>
        <text:list-item>
          <text:p text:style-name="P4">Metamodell entwickeln</text:p>
        </text:list-item>
        <text:list-item>
          <text:p text:style-name="P4">Erweiterung des RuntimeRepositories zur Abfrage der produktseitig definierten EnumValues</text:p>
        </text:list-item>
        <text:list-item>
          <text:p text:style-name="P4">(zu einem späteren Zeitpunkt) Gemischte EnumTypes. Dies sind EnumTypes die modellseitig definiert werden und deren EnumValues zum Teil modellseitig definiert werden. Der Rest der EnumValues wird produktseitig definiert.</text:p>
        </text:list-item>
        <text:list-item>
          <text:p text:style-name="P4">Peter: Mit Renate besprechen ob man im EnumType schon die Namens und Paketvorgabe für die EnumValues vorgibt.</text:p>
        </text:list-item>
        <text:list-item>
          <text:p text:style-name="P4">Noch zu diskutieren: Im ersten Schritt gibt es nur ein Identifierer Attribut für einen EnumType. Frage ist, wie bildet man das Namensattribut ab, da hier noch die Internationalisierung zu berücksichtigen ist.</text:p>
        </text:list-item>
      </text:list>
      <text:p text:style-name="P2"/>
      <text:p text:style-name="P2">Bemerkungen:</text:p>
      <text:list xml:id="list36191305" text:style-name="L2">
        <text:list-item>
          <text:p text:style-name="P5">In einem Produktkonfigurationsprojekt dürfen die EnumValues für einen EnumType nur einmal definiert werden.</text:p>
        </text:list-item>
        <text:list-item>
          <text:p text:style-name="P5">Die Vorgehensweise bei der Projekterstellung ist in der Regel das die IT-Abteilung die Produktdatenprojekte anlegt und der Fachbereich diese dann mit Inhalten füllt. Beim anlegen der Produktdatenprojekte legt die IT zukünftig auch die produktseitig zu definierenden EnumValues an. Das Füllen der EnumValues mit den einzelnen Enum Values ist Aufgabe der Fachabteilung.</text:p>
        </text:list-item>
        <text:list-item>
          <text:p text:style-name="P5">Es gibt erstmal keine Prüfiung die sicherstellt, das es nur ein EnumValues Objekt pro EnumType pro Projekt gib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Peter Kuntz</meta:initial-creator>
    <meta:creation-date>2009-01-14T16:24:39</meta:creation-date>
    <dc:creator>Peter Kuntz</dc:creator>
    <dc:date>2009-01-16T16:09:50.81</dc:date>
    <meta:editing-cycles>19</meta:editing-cycles>
    <meta:editing-duration>PT00H26M10S</meta:editing-duration>
    <meta:document-statistic meta:table-count="0" meta:image-count="0" meta:object-count="0" meta:page-count="1" meta:paragraph-count="15" meta:word-count="216" meta:character-count="1580"/>
    <meta:user-defined meta:name="Info 1"/>
    <meta:user-defined meta:name="Info 2"/>
    <meta:user-defined meta:name="Info 3"/>
    <meta:user-defined meta:name="Info 4"/>
  </office:meta>
</office:document-meta>
</file>